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eeeeee" fo:border="0.002cm solid #000000"/>
      <style:text-properties style:use-window-font-color="tru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48" table:default-cell-style-name="ce1"/>
        <table:table-row table:style-name="ro1">
          <table:table-cell office:value-type="string">
            <text:p>Umfrage Daten</text:p>
          </table:table-cell>
          <table:table-cell table:style-name="Default" table:number-columns-repeated="49"/>
        </table:table-row>
        <table:table-row table:style-name="ro1" table:number-rows-repeated="2">
          <table:table-cell/>
          <table:table-cell table:style-name="Default" table:number-columns-repeated="49"/>
        </table:table-row>
        <table:table-row table:style-name="ro1">
          <table:table-cell table:number-columns-repeated="2"/>
          <table:table-cell office:value-type="string">
            <text:p>#1</text:p>
          </table:table-cell>
          <table:table-cell office:value-type="string">
            <text:p>#2</text:p>
          </table:table-cell>
          <table:table-cell office:value-type="string">
            <text:p>#3</text:p>
          </table:table-cell>
          <table:table-cell office:value-type="string">
            <text:p>#4</text:p>
          </table:table-cell>
          <table:table-cell office:value-type="string">
            <text:p>#5</text:p>
          </table:table-cell>
          <table:table-cell office:value-type="string">
            <text:p>#6</text:p>
          </table:table-cell>
          <table:table-cell office:value-type="string">
            <text:p>#7</text:p>
          </table:table-cell>
          <table:table-cell office:value-type="string">
            <text:p>#8</text:p>
          </table:table-cell>
          <table:table-cell office:value-type="string">
            <text:p>#9</text:p>
          </table:table-cell>
          <table:table-cell office:value-type="string">
            <text:p>#10</text:p>
          </table:table-cell>
          <table:table-cell office:value-type="string">
            <text:p>#11</text:p>
          </table:table-cell>
          <table:table-cell office:value-type="string">
            <text:p>#12</text:p>
          </table:table-cell>
          <table:table-cell office:value-type="string">
            <text:p>#13</text:p>
          </table:table-cell>
          <table:table-cell office:value-type="string">
            <text:p>#14</text:p>
          </table:table-cell>
          <table:table-cell office:value-type="string">
            <text:p>#15</text:p>
          </table:table-cell>
          <table:table-cell office:value-type="string">
            <text:p>#16</text:p>
          </table:table-cell>
          <table:table-cell office:value-type="string">
            <text:p>#17</text:p>
          </table:table-cell>
          <table:table-cell office:value-type="string">
            <text:p>#18</text:p>
          </table:table-cell>
          <table:table-cell office:value-type="string">
            <text:p>#19</text:p>
          </table:table-cell>
          <table:table-cell office:value-type="string">
            <text:p>#20</text:p>
          </table:table-cell>
          <table:table-cell office:value-type="string">
            <text:p>#21</text:p>
          </table:table-cell>
          <table:table-cell office:value-type="string">
            <text:p>#22</text:p>
          </table:table-cell>
          <table:table-cell office:value-type="string">
            <text:p>#23</text:p>
          </table:table-cell>
          <table:table-cell office:value-type="string">
            <text:p>#24</text:p>
          </table:table-cell>
          <table:table-cell office:value-type="string">
            <text:p>#25</text:p>
          </table:table-cell>
          <table:table-cell office:value-type="string">
            <text:p>#26</text:p>
          </table:table-cell>
          <table:table-cell office:value-type="string">
            <text:p>#27</text:p>
          </table:table-cell>
          <table:table-cell office:value-type="string">
            <text:p>#28</text:p>
          </table:table-cell>
          <table:table-cell office:value-type="string">
            <text:p>#29</text:p>
          </table:table-cell>
          <table:table-cell office:value-type="string">
            <text:p>#30</text:p>
          </table:table-cell>
          <table:table-cell office:value-type="string">
            <text:p>#31</text:p>
          </table:table-cell>
          <table:table-cell office:value-type="string">
            <text:p>#32</text:p>
          </table:table-cell>
          <table:table-cell office:value-type="string">
            <text:p>#33</text:p>
          </table:table-cell>
          <table:table-cell office:value-type="string">
            <text:p>#34</text:p>
          </table:table-cell>
          <table:table-cell office:value-type="string">
            <text:p>#35</text:p>
          </table:table-cell>
          <table:table-cell office:value-type="string">
            <text:p>#36</text:p>
          </table:table-cell>
          <table:table-cell office:value-type="string">
            <text:p>#37</text:p>
          </table:table-cell>
          <table:table-cell office:value-type="string">
            <text:p>#38</text:p>
          </table:table-cell>
          <table:table-cell office:value-type="string">
            <text:p>#39</text:p>
          </table:table-cell>
          <table:table-cell office:value-type="string">
            <text:p>#40</text:p>
          </table:table-cell>
          <table:table-cell office:value-type="string">
            <text:p>#41</text:p>
          </table:table-cell>
          <table:table-cell office:value-type="string">
            <text:p>#42</text:p>
          </table:table-cell>
          <table:table-cell office:value-type="string">
            <text:p>#43</text:p>
          </table:table-cell>
          <table:table-cell office:value-type="string">
            <text:p>#44</text:p>
          </table:table-cell>
          <table:table-cell office:value-type="string">
            <text:p>#45</text:p>
          </table:table-cell>
          <table:table-cell office:value-type="string">
            <text:p>#46</text:p>
          </table:table-cell>
          <table:table-cell office:value-type="string">
            <text:p>#47</text:p>
          </table:table-cell>
          <table:table-cell office:value-type="string">
            <text:p>#48</text:p>
          </table:table-cell>
        </table:table-row>
        <table:table-row table:style-name="ro1">
          <table:table-cell/>
          <table:table-cell office:value-type="string">
            <text:p>Proband 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3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4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5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6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7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8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9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10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1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12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13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14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15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16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17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18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19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0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2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2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23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4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25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6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27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28</text:p>
          </table:table-cell>
          <table:table-cell table:style-name="ce2" table:number-columns-repeated="48"/>
        </table:table-row>
        <table:table-row table:style-name="ro1">
          <table:table-cell/>
          <table:table-cell office:value-type="string">
            <text:p>Proband 29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Proband 30</text:p>
          </table:table-cell>
          <table:table-cell table:style-name="ce2" table:number-columns-repeated="48"/>
        </table:table-row>
      </table:table>
      <table:table table:name="Tabelle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cheinwerfer</text:p>
          </table:table-cell>
          <table:table-cell office:value-type="string">
            <text:p>ohne</text:p>
          </table:table-cell>
          <table:table-cell office:value-type="string">
            <text:p>r027</text:p>
          </table:table-cell>
          <table:table-cell office:value-type="string">
            <text:p>r787</text:p>
          </table:table-cell>
          <table:table-cell/>
        </table:table-row>
        <table:table-row table:style-name="ro1">
          <table:table-cell office:value-type="string">
            <text:p>#1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4">
            <text:p>4</text:p>
          </table:table-cell>
        </table:table-row>
        <table:table-row table:style-name="ro2">
          <table:table-cell office:value-type="string">
            <text:p>#2</text:p>
          </table:table-cell>
          <table:table-cell office:value-type="string">
            <text:p>Lustr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3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4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5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2">
            <text:p>2</text:p>
          </table:table-cell>
        </table:table-row>
        <table:table-row table:style-name="ro2">
          <table:table-cell office:value-type="string">
            <text:p>#6</text:p>
          </table:table-cell>
          <table:table-cell office:value-type="string">
            <text:p>Encore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7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8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9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#10</text:p>
          </table:table-cell>
          <table:table-cell office:value-type="string">
            <text:p>DL7F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3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string">
            <text:p>#14</text:p>
          </table:table-cell>
          <table:table-cell office:value-type="string">
            <text:p>Impression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5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6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17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3">
            <text:p>3</text:p>
          </table:table-cell>
        </table:table-row>
        <table:table-row table:style-name="ro2">
          <table:table-cell office:value-type="string">
            <text:p>#18</text:p>
          </table:table-cell>
          <table:table-cell office:value-type="string">
            <text:p>Ghibli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19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#2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21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#22</text:p>
          </table:table-cell>
          <table:table-cell table:style-name="ce3" office:value-type="string">
            <text:p>K-Ey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23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#24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25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3">
            <text:p>3</text:p>
          </table:table-cell>
        </table:table-row>
        <table:table-row table:style-name="ro2">
          <table:table-cell office:value-type="string">
            <text:p>#26</text:p>
          </table:table-cell>
          <table:table-cell office:value-type="string">
            <text:p>Lustr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#27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28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29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3">
            <text:p>3</text:p>
          </table:table-cell>
        </table:table-row>
        <table:table-row table:style-name="ro2">
          <table:table-cell office:value-type="string">
            <text:p>#30</text:p>
          </table:table-cell>
          <table:table-cell office:value-type="string">
            <text:p>Encore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3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32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33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4">
            <text:p>4</text:p>
          </table:table-cell>
        </table:table-row>
        <table:table-row table:style-name="ro1">
          <table:table-cell office:value-type="string">
            <text:p>#34</text:p>
          </table:table-cell>
          <table:table-cell office:value-type="string">
            <text:p>DL7F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35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36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37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#38</text:p>
          </table:table-cell>
          <table:table-cell office:value-type="string">
            <text:p>Impression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#39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4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41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4">
            <text:p>4</text:p>
          </table:table-cell>
        </table:table-row>
        <table:table-row table:style-name="ro2">
          <table:table-cell office:value-type="string">
            <text:p>#42</text:p>
          </table:table-cell>
          <table:table-cell office:value-type="string">
            <text:p>Ghibli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#43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44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#45</text:p>
          </table:table-cell>
          <table:table-cell office:value-type="string">
            <text:p>ARRI</text:p>
          </table:table-cell>
          <table:table-cell office:value-type="string">
            <text:p>x</text:p>
          </table:table-cell>
          <table:table-cell table:number-columns-repeated="2"/>
          <table:table-cell table:style-name="ce5" office:value-type="float" office:value="4">
            <text:p>4</text:p>
          </table:table-cell>
        </table:table-row>
        <table:table-row table:style-name="ro2">
          <table:table-cell office:value-type="string">
            <text:p>#46</text:p>
          </table:table-cell>
          <table:table-cell table:style-name="ce3" office:value-type="string">
            <text:p>K-Ey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47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#48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office:value-type="float" office:value="5">
            <text:p>5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4.07.2018</text:date>, <text:time>09:23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22T19:02:40.96</meta:creation-date>
    <dc:date>2018-07-24T09:23:25.61</dc:date>
    <dc:creator>Matthias Held</dc:creator>
    <meta:editing-duration>PT14H42M7S</meta:editing-duration>
    <meta:editing-cycles>4</meta:editing-cycles>
    <meta:generator>OpenOffice/4.1.5$Win32 OpenOffice.org_project/415m1$Build-9789</meta:generator>
    <meta:document-statistic meta:table-count="3" meta:cell-count="250" meta:object-count="0"/>
  </office:meta>
</office:document-meta>
</file>